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Sheet1.A51:Sheet1.A56 Sheet1.B50:Sheet1.B50 Sheet1.B51:Sheet1.B56 Sheet1.C50:Sheet1.C50 Sheet1.C51:Sheet1.C56 Sheet1.D50:Sheet1.D50 Sheet1.D51:Sheet1.D56 Sheet1.E50:Sheet1.E50 Sheet1.E51:Sheet1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Sheet1.A8:Sheet1.A10 Sheet1.B7:Sheet1.B7 Sheet1.B8:Sheet1.B10 Sheet1.C7:Sheet1.C7 Sheet1.C8:Sheet1.C10 Sheet1.D7:Sheet1.D7 Sheet1.D8:Sheet1.D10 Sheet1.E7:Sheet1.E7 Sheet1.E8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Sheet1.A13:Sheet1.A15 Sheet1.B12:Sheet1.B12 Sheet1.B13:Sheet1.B15 Sheet1.C12:Sheet1.C12 Sheet1.C13:Sheet1.C15 Sheet1.D12:Sheet1.D12 Sheet1.D13:Sheet1.D15 Sheet1.E12:Sheet1.E12 Sheet1.E13:Sheet1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Sheet1.A34:Sheet1.A39 Sheet1.B33:Sheet1.B33 Sheet1.B34:Sheet1.B39 Sheet1.C33:Sheet1.C33 Sheet1.C34:Sheet1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Sheet1.A42:Sheet1.A47 Sheet1.B41:Sheet1.B41 Sheet1.B42:Sheet1.B47 Sheet1.C41:Sheet1.C41 Sheet1.C42:Sheet1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Sheet1.A60:Sheet1.A65 Sheet1.B58:Sheet1.B59 Sheet1.B60:Sheet1.B65 Sheet1.C58:Sheet1.C59 Sheet1.C60:Sheet1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C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10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10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0:50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6T12:32:16</dc:date>
    <meta:editing-duration>PT10H12M33S</meta:editing-duration>
    <meta:editing-cycles>70</meta:editing-cycles>
    <meta:document-statistic meta:table-count="1" meta:cell-count="18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Sheet1.A58:Sheet1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Sheet1.A60:Sheet1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Sheet1.B60:Sheet1.B65" chart:label-cell-address="Sheet1.B58:Sheet1.B59" chart:class="chart:bar">
            <chart:data-point chart:repeated="6"/>
          </chart:series>
          <chart:series chart:style-name="ch9" chart:values-cell-range-address="Sheet1.C60:Sheet1.C65" chart:label-cell-address="Sheet1.C58:Sheet1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Sheet1.B58:Sheet1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Sheet1.C58:Sheet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60:Sheet1.A65</svg:desc>
                </draw:g>
              </table:table-cell>
              <table:table-cell office:value-type="float" office:value="105.054">
                <text:p>105.054</text:p>
                <draw:g>
                  <svg:desc>Sheet1.B60:Sheet1.B65</svg:desc>
                </draw:g>
              </table:table-cell>
              <table:table-cell office:value-type="float" office:value="208.339">
                <text:p>208.339</text:p>
                <draw:g>
                  <svg:desc>Sheet1.C60:Sheet1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17.863">
                <text:p>21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17.863">
                <text:p>21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12:Sheet1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12:Sheet1.B12</svg:desc>
                </draw:g>
              </table:table-cell>
              <table:table-cell office:value-type="string">
                <text:p>(D-B) Ronny's Simple</text:p>
                <draw:g>
                  <svg:desc>Sheet1.C12:Sheet1.C12</svg:desc>
                </draw:g>
              </table:table-cell>
              <table:table-cell office:value-type="string">
                <text:p>(C-B) Central Counter</text:p>
                <draw:g>
                  <svg:desc>Sheet1.D12:Sheet1.D12</svg:desc>
                </draw:g>
              </table:table-cell>
              <table:table-cell office:value-type="string">
                <text:p>(C-B) Ronny's Simpl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8.055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41:Sheet1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42:Sheet1.A47"/>
          </chart:axis>
          <chart:axis chart:dimension="y" chart:name="primary-y" chart:style-name="ch5">
            <chart:title svg:x="8.038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42:Sheet1.B47" chart:label-cell-address="Sheet1.B41:Sheet1.B41" chart:class="chart:bar">
            <chart:data-point chart:repeated="6"/>
          </chart:series>
          <chart:series chart:style-name="ch9" chart:values-cell-range-address="Sheet1.C42:Sheet1.C47" chart:label-cell-address="Sheet1.C41:Sheet1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41:Sheet1.B41</svg:desc>
                </draw:g>
              </table:table-cell>
              <table:table-cell office:value-type="string">
                <text:p>Reading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42:Sheet1.A47</svg:desc>
                </draw:g>
              </table:table-cell>
              <table:table-cell office:value-type="float" office:value="0.989">
                <text:p>0.989</text:p>
                <draw:g>
                  <svg:desc>Sheet1.B42:Sheet1.B47</svg:desc>
                </draw:g>
              </table:table-cell>
              <table:table-cell office:value-type="float" office:value="0.011">
                <text:p>0.011</text:p>
                <draw:g>
                  <svg:desc>Sheet1.C42:Sheet1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1:Sheet1.E56 Sheet1.B50:Sheet1.E50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17.863">
                <text:p>21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